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2cm"/>
    </style:style>
    <style:style style:name="co3" style:family="table-column">
      <style:table-column-properties fo:break-before="auto" style:column-width="3.30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08"/>
    <style:style style:name="ce2" style:family="table-cell" style:parent-style-name="Default" style:data-style-name="N108">
      <style:text-properties fo:font-weight="bold"/>
    </style:style>
    <style:style style:name="ce3" style:family="table-cell" style:parent-style-name="Default" style:data-style-name="N1"/>
    <style:style style:name="ce4" style:family="table-cell" style:parent-style-name="Default" style:data-style-name="N109"/>
    <style:style style:name="gr1" style:family="graphic">
      <style:graphic-properties draw:ole-draw-aspect="1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 office:value-type="string">
            <text:p>SpeerOff</text:p>
          </table:table-cell>
          <table:table-cell office:value-type="string">
            <text:p>SchwOff</text:p>
          </table:table-cell>
          <table:table-cell office:value-type="string">
            <text:p>AxtOff</text:p>
          </table:table-cell>
          <table:table-cell/>
          <table:table-cell office:value-type="string">
            <text:p>SpeerDef</text:p>
          </table:table-cell>
          <table:table-cell office:value-type="string">
            <text:p>SperrDefCa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/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/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/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11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46">
            <text:p>46</text:p>
          </table:table-cell>
          <table:table-cell/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 table:number-columns-repeated="2"/>
          <table:table-cell office:value-type="string">
            <text:p>L</text:p>
          </table:table-cell>
          <table:table-cell office:value-type="string">
            <text:p>Min</text:p>
          </table:table-cell>
          <table:table-cell office:value-type="string">
            <text:p>MaxSenk</text:p>
          </table:table-cell>
          <table:table-cell office:value-type="float" office:value="0.5">
            <text:p>0,5</text:p>
          </table:table-cell>
          <table:table-cell office:value-type="float" office:value="1800">
            <text:p>1800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/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/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([.M7]*100)/(900*1.090012^[.J7])" office:value-type="float" office:value="0.561107640779383">
            <text:p>0,56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52">
            <text:p>52</text:p>
            <draw:frame table:end-cell-address="Tabelle1.H36" table:end-x="2.153cm" table:end-y="0.441cm" draw:z-index="0" draw:style-name="gr1" svg:width="12.909cm" svg:height="12.806cm" svg:x="2.174cm" svg:y="0.281cm">
              <draw:object draw:notify-on-update-of-ranges="Tabelle1.J7:Tabelle1.J35 Tabelle1.M7:Tabelle1.M3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66">
            <text:p>66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([.M8]*100)/(900*1.090012^[.J8])" office:value-type="float" office:value="0.514771984876664">
            <text:p>0,51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  <table:table-cell/>
          <table:table-cell office:value-type="float" office:value="21">
            <text:p>21</text:p>
          </table:table-cell>
          <table:table-cell office:value-type="float" office:value="55">
            <text:p>55</text:p>
          </table:table-cell>
          <table:table-cell office:value-type="float" office:value="69">
            <text:p>69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([.M9]*100)/(900*1.090012^[.J9])" office:value-type="float" office:value="0.550973122946758">
            <text:p>0,55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57">
            <text:p>57</text:p>
          </table:table-cell>
          <table:table-cell/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([.M10]*100)/(900*1.090012^[.J10])" office:value-type="float" office:value="0.505474364453564">
            <text:p>0,51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60">
            <text:p>60</text:p>
          </table:table-cell>
          <table:table-cell/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([.M11]*100)/(900*1.090012^[.J11])" office:value-type="float" office:value="0.529980392827721">
            <text:p>0,53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([.M12]*100)/(900*1.090012^[.J12])" office:value-type="float" office:value="0.546992089932208">
            <text:p>0,5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([.M13]*100)/(900*1.090012^[.J13])" office:value-type="float" office:value="0.501822080795632">
            <text:p>0,5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E3]/[.E2]" office:value-type="float" office:value="1.06666666666667">
            <text:p>1,07</text:p>
          </table:table-cell>
          <table:table-cell table:formula="of:=[.F3]/[.F2]" office:value-type="float" office:value="1.05">
            <text:p>1,05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([.M14]*100)/(900*1.090012^[.J14])" office:value-type="float" office:value="0.511535735178076">
            <text:p>0,51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E4]/[.E3]" office:value-type="float" office:value="1">
            <text:p>1</text:p>
          </table:table-cell>
          <table:table-cell table:formula="of:=[.F4]/[.F3]" office:value-type="float" office:value="1.04761904761905">
            <text:p>1,05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formula="of:=([.M15]*100)/(900*1.090012^[.J15])" office:value-type="float" office:value="0.516223040384769">
            <text:p>0,52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C3]/[.C2]" office:value-type="float" office:value="1.05">
            <text:p>1,05000</text:p>
          </table:table-cell>
          <table:table-cell table:formula="of:=[.A3]/[.A2]" office:value-type="float" office:value="1">
            <text:p>1</text:p>
          </table:table-cell>
          <table:table-cell table:formula="of:=[.B3]/[.B2]" office:value-type="float" office:value="1.04">
            <text:p>1,04</text:p>
          </table:table-cell>
          <table:table-cell/>
          <table:table-cell table:formula="of:=[.E5]/[.E4]" office:value-type="float" office:value="1.0625">
            <text:p>1,06</text:p>
          </table:table-cell>
          <table:table-cell table:formula="of:=[.F5]/[.F4]" office:value-type="float" office:value="1.04545454545455">
            <text:p>1,05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([.M16]*100)/(900*1.090012^[.J16])" office:value-type="float" office:value="0.516647897172211">
            <text:p>0,52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C4]/[.C3]" office:value-type="float" office:value="1.04761904761905">
            <text:p>1,04762</text:p>
          </table:table-cell>
          <table:table-cell table:formula="of:=[.A4]/[.A3]" office:value-type="float" office:value="1.1">
            <text:p>1,1</text:p>
          </table:table-cell>
          <table:table-cell table:formula="of:=[.B4]/[.B3]" office:value-type="float" office:value="1.03846153846154">
            <text:p>1,04</text:p>
          </table:table-cell>
          <table:table-cell/>
          <table:table-cell table:formula="of:=[.E6]/[.E5]" office:value-type="float" office:value="1.05882352941176">
            <text:p>1,06</text:p>
          </table:table-cell>
          <table:table-cell table:formula="of:=[.F6]/[.F5]" office:value-type="float" office:value="1.04347826086957">
            <text:p>1,04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formula="of:=([.M17]*100)/(900*1.090012^[.J17])" office:value-type="float" office:value="0.513482318179275">
            <text:p>0,51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C5]/[.C4]" office:value-type="float" office:value="1.04545454545455">
            <text:p>1,04545</text:p>
          </table:table-cell>
          <table:table-cell table:formula="of:=[.A5]/[.A4]" office:value-type="float" office:value="1">
            <text:p>1</text:p>
          </table:table-cell>
          <table:table-cell table:formula="of:=[.B5]/[.B4]" office:value-type="float" office:value="1.07407407407407">
            <text:p>1,07</text:p>
          </table:table-cell>
          <table:table-cell/>
          <table:table-cell table:formula="of:=[.E7]/[.E6]" office:value-type="float" office:value="1.05555555555556">
            <text:p>1,06</text:p>
          </table:table-cell>
          <table:table-cell table:formula="of:=[.F7]/[.F6]" office:value-type="float" office:value="1.04166666666667">
            <text:p>1,04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formula="of:=([.M18]*100)/(900*1.090012^[.J18])" office:value-type="float" office:value="0.507316394717874">
            <text:p>0,51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C6]/[.C5]" office:value-type="float" office:value="1.04347826086957">
            <text:p>1,04348</text:p>
          </table:table-cell>
          <table:table-cell table:formula="of:=[.A6]/[.A5]" office:value-type="float" office:value="1.09090909090909">
            <text:p>1,09</text:p>
          </table:table-cell>
          <table:table-cell table:formula="of:=[.B6]/[.B5]" office:value-type="float" office:value="1.03448275862069">
            <text:p>1,03</text:p>
          </table:table-cell>
          <table:table-cell/>
          <table:table-cell table:formula="of:=[.E8]/[.E7]" office:value-type="float" office:value="1.05263157894737">
            <text:p>1,05</text:p>
          </table:table-cell>
          <table:table-cell table:formula="of:=[.F8]/[.F7]" office:value-type="float" office:value="1.04">
            <text:p>1,04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formula="of:=([.M19]*100)/(900*1.090012^[.J19])" office:value-type="float" office:value="0.531911727019387">
            <text:p>0,53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C7]/[.C6]" office:value-type="float" office:value="1.04166666666667">
            <text:p>1,04167</text:p>
          </table:table-cell>
          <table:table-cell table:formula="of:=[.A7]/[.A6]" office:value-type="float" office:value="1.08333333333333">
            <text:p>1,08</text:p>
          </table:table-cell>
          <table:table-cell table:formula="of:=[.B7]/[.B6]" office:value-type="float" office:value="1.03333333333333">
            <text:p>1,03</text:p>
          </table:table-cell>
          <table:table-cell/>
          <table:table-cell table:formula="of:=[.E9]/[.E8]" office:value-type="float" office:value="1.05">
            <text:p>1,05</text:p>
          </table:table-cell>
          <table:table-cell table:formula="of:=[.F9]/[.F8]" office:value-type="float" office:value="1.05769230769231">
            <text:p>1,06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formula="of:=([.M20]*100)/(900*1.090012^[.J20])" office:value-type="float" office:value="0.518486227636117">
            <text:p>0,52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C8]/[.C7]" office:value-type="float" office:value="1.04">
            <text:p>1,04000</text:p>
          </table:table-cell>
          <table:table-cell table:formula="of:=[.A8]/[.A7]" office:value-type="float" office:value="1">
            <text:p>1</text:p>
          </table:table-cell>
          <table:table-cell table:formula="of:=[.B8]/[.B7]" office:value-type="float" office:value="1.06451612903226">
            <text:p>1,06</text:p>
          </table:table-cell>
          <table:table-cell/>
          <table:table-cell table:formula="of:=[.E10]/[.E9]" office:value-type="float" office:value="1.04761904761905">
            <text:p>1,05</text:p>
          </table:table-cell>
          <table:table-cell table:formula="of:=[.F10]/[.F9]" office:value-type="float" office:value="1.03636363636364">
            <text:p>1,04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formula="of:=([.M21]*100)/(900*1.090012^[.J21])" office:value-type="float" office:value="0.503650801548116">
            <text:p>0,5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C9]/[.C8]" office:value-type="float" office:value="1.05769230769231">
            <text:p>1,05769</text:p>
          </table:table-cell>
          <table:table-cell table:formula="of:=[.A9]/[.A8]" office:value-type="float" office:value="1.07692307692308">
            <text:p>1,08</text:p>
          </table:table-cell>
          <table:table-cell table:formula="of:=[.B9]/[.B8]" office:value-type="float" office:value="1.03030303030303">
            <text:p>1,03</text:p>
          </table:table-cell>
          <table:table-cell/>
          <table:table-cell table:formula="of:=[.E11]/[.E10]" office:value-type="float" office:value="1">
            <text:p>1</text:p>
          </table:table-cell>
          <table:table-cell table:formula="of:=[.F11]/[.F10]" office:value-type="float" office:value="1.05263157894737">
            <text:p>1,05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table:formula="of:=([.M22]*100)/(900*1.090012^[.J22])" office:value-type="float" office:value="0.487729861353932">
            <text:p>0,49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C10]/[.C9]" office:value-type="float" office:value="1.03636363636364">
            <text:p>1,03636</text:p>
          </table:table-cell>
          <table:table-cell table:formula="of:=[.A10]/[.A9]" office:value-type="float" office:value="1">
            <text:p>1</text:p>
          </table:table-cell>
          <table:table-cell table:formula="of:=[.B10]/[.B9]" office:value-type="float" office:value="1.05882352941176">
            <text:p>1,06</text:p>
          </table:table-cell>
          <table:table-cell/>
          <table:table-cell table:style-name="ce2" table:formula="of:=SUM([.F14:.F22])/9" office:value-type="float" office:value="1.04375515313338">
            <text:p>1,04376</text:p>
          </table:table-cell>
          <table:table-cell table:style-name="ce2" table:formula="of:=SUM([.G14:.G22])/9" office:value-type="float" office:value="1.04610067151257">
            <text:p>1,04610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formula="of:=([.M23]*100)/(900*1.090012^[.J23])" office:value-type="float" office:value="0.518104240561065">
            <text:p>0,52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C11]/[.C10]" office:value-type="float" office:value="1.05263157894737">
            <text:p>1,05263</text:p>
          </table:table-cell>
          <table:table-cell table:formula="of:=[.A11]/[.A10]" office:value-type="float" office:value="1.07142857142857">
            <text:p>1,07</text:p>
          </table:table-cell>
          <table:table-cell table:formula="of:=[.B11]/[.B10]" office:value-type="float" office:value="1.02777777777778">
            <text:p>1,03</text:p>
          </table:table-cell>
          <table:table-cell table:number-columns-repeated="5"/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table:formula="of:=([.M24]*100)/(900*1.090012^[.J24])" office:value-type="float" office:value="0.518530645595293">
            <text:p>0,52</text:p>
          </table:table-cell>
          <table:table-cell table:number-columns-repeated="4"/>
        </table:table-row>
        <table:table-row table:style-name="ro1">
          <table:table-cell/>
          <table:table-cell table:style-name="ce2" table:formula="of:=SUM([.B16:.B24])/9" office:value-type="float" office:value="1.04610067151257">
            <text:p>1,04610</text:p>
          </table:table-cell>
          <table:table-cell table:style-name="ce2" table:formula="of:=SUM([.C16:.C24])/9" office:value-type="float" office:value="1.0469548969549">
            <text:p>1,04695</text:p>
          </table:table-cell>
          <table:table-cell table:style-name="ce2" table:formula="of:=SUM([.D16:.D24])/9" office:value-type="float" office:value="1.04464135233494">
            <text:p>1,04464</text:p>
          </table:table-cell>
          <table:table-cell/>
          <table:table-cell table:style-name="ce4" table:formula="of:=([.B25]+[.F23]+[.G23]+[.C25]+[.D25])/5" office:value-type="float" office:value="1.04551054908967">
            <text:p>1,0455105491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table:formula="of:=([.M25]*100)/(900*1.090012^[.J25])" office:value-type="float" office:value="0.515353530720977">
            <text:p>0,52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formula="of:=([.M26]*100)/(900*1.090012^[.J26])" office:value-type="float" office:value="0.509165137638124">
            <text:p>0,51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4" office:value-type="float" office:value="1.04605">
            <text:p>1,0460500000</text:p>
          </table:table-cell>
          <table:table-cell table:number-columns-repeated="3"/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formula="of:=([.M27]*100)/(900*1.090012^[.J27])" office:value-type="float" office:value="0.500484468098376">
            <text:p>0,5</text:p>
          </table:table-cell>
          <table:table-cell table:number-columns-repeated="4"/>
        </table:table-row>
        <table:table-row table:style-name="ro1">
          <table:table-cell table:number-columns-repeated="5"/>
          <table:table-cell/>
          <table:table-cell table:number-columns-repeated="3"/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formula="of:=([.M28]*100)/(900*1.090012^[.J28])" office:value-type="float" office:value="0.505070508313866">
            <text:p>0,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1" office:value-type="float" office:value="50">
            <text:p>50,00000</text:p>
          </table:table-cell>
          <table:table-cell table:style-name="ce3" table:formula="of:=ROUND([.C29];0)" office:value-type="float" office:value="50">
            <text:p>50</text:p>
          </table:table-cell>
          <table:table-cell table:formula="of:=[.D29]-[.G2]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table:formula="of:=([.M29]*100)/(900*1.090012^[.J29])" office:value-type="float" office:value="0.505486186454527">
            <text:p>0,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1" table:formula="of:=[.$C$29]*[.$F$27]^([.B30]-1)" office:value-type="float" office:value="52.3025">
            <text:p>52,30250</text:p>
          </table:table-cell>
          <table:table-cell table:style-name="ce3" table:formula="of:=ROUND([.C30];0)" office:value-type="float" office:value="52">
            <text:p>52</text:p>
          </table:table-cell>
          <table:table-cell table:formula="of:=[.D30]-[.G3]" office:value-type="float" office:value="0">
            <text:p>0</text:p>
          </table:table-cell>
          <table:table-cell/>
          <table:table-cell table:formula="of:=[.$C$29]*[.$F$25]^[.B30]-1" office:value-type="float" office:value="53.6546154128893">
            <text:p>53,65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table:formula="of:=([.M30]*100)/(900*1.090012^[.J30])" office:value-type="float" office:value="0.502388996933738">
            <text:p>0,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1" table:formula="of:=[.$C$29]*[.$F$27]^([.B31]-1)" office:value-type="float" office:value="54.711030125">
            <text:p>54,71103</text:p>
          </table:table-cell>
          <table:table-cell table:style-name="ce3" table:formula="of:=ROUND([.C31];0)" office:value-type="float" office:value="55">
            <text:p>55</text:p>
          </table:table-cell>
          <table:table-cell table:formula="of:=[.D31]-[.G4]" office:value-type="float" office:value="0">
            <text:p>0</text:p>
          </table:table-cell>
          <table:table-cell/>
          <table:table-cell table:formula="of:=[.$C$29]*[.$F$25]^[.B31]-1" office:value-type="float" office:value="56.1419769706147">
            <text:p>56,14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table:formula="of:=([.M31]*100)/(900*1.090012^[.J31])" office:value-type="float" office:value="0.508174289404453">
            <text:p>0,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1" table:formula="of:=[.$C$29]*[.$F$27]^([.B32]-1)" office:value-type="float" office:value="57.2304730622562">
            <text:p>57,23047</text:p>
          </table:table-cell>
          <table:table-cell table:style-name="ce3" table:formula="of:=ROUND([.C32];0)" office:value-type="float" office:value="57">
            <text:p>57</text:p>
          </table:table-cell>
          <table:table-cell table:formula="of:=[.D32]-[.G5]" office:value-type="float" office:value="0">
            <text:p>0</text:p>
          </table:table-cell>
          <table:table-cell/>
          <table:table-cell table:formula="of:=[.$C$29]*[.$F$25]^[.B32]-1" office:value-type="float" office:value="58.7425397186167">
            <text:p>58,74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table:formula="of:=([.M32]*100)/(900*1.090012^[.J32])" office:value-type="float" office:value="0.509578166410826">
            <text:p>0,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1" table:formula="of:=[.$C$29]*[.$F$27]^([.B33]-1)" office:value-type="float" office:value="59.8659363467731">
            <text:p>59,86594</text:p>
          </table:table-cell>
          <table:table-cell table:style-name="ce3" table:formula="of:=ROUND([.C33];0)" office:value-type="float" office:value="60">
            <text:p>60</text:p>
          </table:table-cell>
          <table:table-cell table:formula="of:=[.D33]-[.G6]" office:value-type="float" office:value="0">
            <text:p>0</text:p>
          </table:table-cell>
          <table:table-cell/>
          <table:table-cell table:formula="of:=[.$C$29]*[.$F$25]^[.B33]-1" office:value-type="float" office:value="61.4614555052225">
            <text:p>61,46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table:formula="of:=([.M33]*100)/(900*1.090012^[.J33])" office:value-type="float" office:value="0.507284801450793">
            <text:p>0,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1" table:formula="of:=[.$C$29]*[.$F$27]^([.B34]-1)" office:value-type="float" office:value="62.622762715542">
            <text:p>62,62276</text:p>
          </table:table-cell>
          <table:table-cell table:style-name="ce3" table:formula="of:=ROUND([.C34];0)" office:value-type="float" office:value="63">
            <text:p>63</text:p>
          </table:table-cell>
          <table:table-cell table:formula="of:=[.D34]-[.G7]" office:value-type="float" office:value="0">
            <text:p>0</text:p>
          </table:table-cell>
          <table:table-cell/>
          <table:table-cell table:formula="of:=[.$C$29]*[.$F$25]^[.B34]-1" office:value-type="float" office:value="64.3041106422052">
            <text:p>64,3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table:formula="of:=([.M34]*100)/(900*1.090012^[.J34])" office:value-type="float" office:value="0.501895249503524">
            <text:p>0,5</text:p>
          </table:table-cell>
          <table:table-cell/>
          <table:table-cell table:formula="of:=(2*128*100)/(1400*1.090012^[.J34])" office:value-type="float" office:value="1.50177487643652">
            <text:p>1,5</text:p>
          </table:table-cell>
          <table:table-cell/>
          <table:table-cell table:formula="of:=(2*201*100)/(1320*1.090012^[.J34])" office:value-type="float" office:value="2.50118045826963">
            <text:p>2,5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1" table:formula="of:=[.$C$29]*[.$F$27]^([.B35]-1)" office:value-type="float" office:value="65.5065409385927">
            <text:p>65,50654</text:p>
          </table:table-cell>
          <table:table-cell table:style-name="ce3" table:formula="of:=ROUND([.C35];0)" office:value-type="float" office:value="66">
            <text:p>66</text:p>
          </table:table-cell>
          <table:table-cell table:formula="of:=[.D35]-[.G8]" office:value-type="float" office:value="0">
            <text:p>0</text:p>
          </table:table-cell>
          <table:table-cell/>
          <table:table-cell table:formula="of:=[.$C$29]*[.$F$25]^[.B35]-1" office:value-type="float" office:value="67.2761365753446">
            <text:p>67,28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table:formula="of:=([.M35]*100)/(900*1.090012^[.J35])" office:value-type="float" office:value="0.502308314374044">
            <text:p>0,5</text:p>
          </table:table-cell>
          <table:table-cell/>
          <table:table-cell table:formula="of:=(140*100)/(900*1.090012^[.J35])" office:value-type="float" office:value="1.17205273353944">
            <text:p>1,17</text:p>
          </table:table-cell>
          <table:table-cell/>
          <table:table-cell table:formula="of:=(2*219*100)/(1320*1.090012^[.J35])" office:value-type="float" office:value="2.50012547381626">
            <text:p>2,5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1" table:formula="of:=[.$C$29]*[.$F$27]^([.B36]-1)" office:value-type="float" office:value="68.5231171488149">
            <text:p>68,52312</text:p>
          </table:table-cell>
          <table:table-cell table:style-name="ce3" table:formula="of:=ROUND([.C36];0)" office:value-type="float" office:value="69">
            <text:p>69</text:p>
          </table:table-cell>
          <table:table-cell table:formula="of:=[.D36]-[.G9]" office:value-type="float" office:value="0">
            <text:p>0</text:p>
          </table:table-cell>
          <table:table-cell/>
          <table:table-cell table:formula="of:=[.$C$29]*[.$F$25]^[.B36]-1" office:value-type="float" office:value="70.3834210406099">
            <text:p>70,38</text:p>
          </table:table-cell>
          <table:table-cell table:number-columns-repeated="10"/>
          <table:table-cell table:formula="of:=(2*140*100)/(1320*1.090012^[.J35])" office:value-type="float" office:value="1.59825372755378">
            <text:p>1,6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1" table:formula="of:=[.$C$29]*[.$F$27]^([.B37]-1)" office:value-type="float" office:value="71.6786066935179">
            <text:p>71,67861</text:p>
          </table:table-cell>
          <table:table-cell table:style-name="ce3" table:formula="of:=ROUND([.C37];0)" office:value-type="float" office:value="72">
            <text:p>72</text:p>
          </table:table-cell>
          <table:table-cell table:formula="of:=[.D37]-[.G10]" office:value-type="float" office:value="0">
            <text:p>0</text:p>
          </table:table-cell>
          <table:table-cell/>
          <table:table-cell table:formula="of:=[.$C$29]*[.$F$25]^[.B37]-1" office:value-type="float" office:value="73.6321197280673">
            <text:p>73,63</text:p>
          </table:table-cell>
          <table:table-cell table:number-columns-repeated="6"/>
          <table:table-cell office:value-type="float" office:value="1.090012">
            <text:p>1,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1" table:formula="of:=[.$C$29]*[.$F$27]^([.B38]-1)" office:value-type="float" office:value="74.9794065317544">
            <text:p>74,97941</text:p>
          </table:table-cell>
          <table:table-cell table:style-name="ce3" table:formula="of:=ROUND([.C38];0)" office:value-type="float" office:value="75">
            <text:p>75</text:p>
          </table:table-cell>
          <table:table-cell table:formula="of:=[.D38]-[.G11]" office:value-type="float" office:value="0">
            <text:p>0</text:p>
          </table:table-cell>
          <table:table-cell/>
          <table:table-cell table:formula="of:=[.$C$29]*[.$F$25]^[.B38]-1" office:value-type="float" office:value="77.0286684766177">
            <text:p>77,03</text:p>
          </table:table-cell>
          <table:table-cell table:number-columns-repeated="2"/>
          <table:table-cell table:formula="of:=1.285^30" office:value-type="float" office:value="1849.6681995928">
            <text:p>1849,67</text:p>
          </table:table-cell>
          <table:table-cell/>
          <table:table-cell table:formula="of:=60 * 1/ 1.5^(30-29)" office:value-type="float" office:value="40">
            <text:p>4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/>
          <table:table-cell table:number-columns-repeated="6"/>
          <table:table-cell table:formula="of:=55/60" office:value-type="float" office:value="0.916666666666667">
            <text:p>0,92</text:p>
          </table:table-cell>
          <table:table-cell table:number-columns-repeated="7"/>
        </table:table-row>
        <table:table-row table:style-name="ro1">
          <table:table-cell table:number-columns-repeated="13"/>
          <table:table-cell table:formula="of:=1800*[.N37]^30" office:value-type="float" office:value="23889.7100776719">
            <text:p>23889,71</text:p>
          </table:table-cell>
          <table:table-cell table:formula="of:=1800+1410+1320" office:value-type="float" office:value="4530">
            <text:p>453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C29]*[.F27]^([.B30]-1)" office:value-type="float" office:value="52.3025">
            <text:p>52,3</text:p>
          </table:table-cell>
          <table:table-cell table:number-columns-repeated="10"/>
          <table:table-cell table:formula="of:=[.O40]/3" office:value-type="float" office:value="1510">
            <text:p>151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C30]*[.F28]^([.B31]-1)" office:value-type="float" office:value="0">
            <text:p>0</text:p>
          </table:table-cell>
          <table:table-cell table:number-columns-repeated="5"/>
          <table:table-cell table:style-name="ce4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C31]*[.F29]^([.B32]-1)" office:value-type="float" office:value="0">
            <text:p>0</text:p>
          </table:table-cell>
          <table:table-cell table:number-columns-repeated="6"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table:formula="of:=2*6000" office:value-type="float" office:value="12000">
            <text:p>12000</text:p>
          </table:table-cell>
          <table:table-cell table:formula="of:=2*12000" office:value-type="float" office:value="24000">
            <text:p>24000</text:p>
          </table:table-cell>
          <table:table-cell table:formula="of:=2*14000" office:value-type="float" office:value="28000">
            <text:p>280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C32]*[.F30]^([.B33]-1)" office:value-type="float" office:value="0">
            <text:p>0</text:p>
          </table:table-cell>
          <table:table-cell table:number-columns-repeated="9"/>
          <table:table-cell table:formula="of:=2*([.N43]/[.N40])" office:value-type="float" office:value="1.00461662874809">
            <text:p>1</text:p>
          </table:table-cell>
          <table:table-cell table:formula="of:=2*([.O43]/[.N40])" office:value-type="float" office:value="2.00923325749618">
            <text:p>2,01</text:p>
          </table:table-cell>
          <table:table-cell table:formula="of:=2*([.P43]/[.N40])" office:value-type="float" office:value="2.34410546707887">
            <text:p>2,3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C33]*[.F31]^([.B34]-1)" office:value-type="float" office:value="0">
            <text:p>0</text:p>
          </table:table-cell>
          <table:table-cell table:number-columns-repeated="9"/>
          <table:table-cell table:formula="of:=[.N43]/0.5" office:value-type="float" office:value="24000">
            <text:p>24000</text:p>
          </table:table-cell>
          <table:table-cell table:formula="of:=[.O43]/1.5" office:value-type="float" office:value="16000">
            <text:p>16000</text:p>
          </table:table-cell>
          <table:table-cell table:formula="of:=[.P43]/2.5" office:value-type="float" office:value="11200">
            <text:p>11200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2"/>
          <table:table-cell table:formula="of:=[.N43]/[.N45]" office:value-type="float" office:value="0.5">
            <text:p>0,5</text:p>
          </table:table-cell>
          <table:table-cell table:formula="of:=[.O43]/[.O45]" office:value-type="float" office:value="1.5">
            <text:p>1,5</text:p>
          </table:table-cell>
          <table:table-cell table:formula="of:=[.P43]/[.P45]" office:value-type="float" office:value="2.5">
            <text:p>2,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float" office:value="31">
            <text:p>31</text:p>
          </table:table-cell>
          <table:table-cell/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63">
            <text:p>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63">
            <text:p>63</text:p>
          </table:table-cell>
          <table:table-cell office:value-type="float" office:value="35">
            <text:p>35</text:p>
          </table:table-cell>
          <table:table-cell office:value-type="float" office:value="70">
            <text:p>70</text:p>
          </table:table-cell>
          <table:table-cell office:value-type="float" office:value="35">
            <text:p>35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formula="of:=[.B48]/[.B47]" office:value-type="float" office:value="1.3">
            <text:p>1,3</text:p>
          </table:table-cell>
          <table:table-cell table:formula="of:=[.C48]/[.C47]" office:value-type="float" office:value="1.26666666666667">
            <text:p>1,27</text:p>
          </table:table-cell>
          <table:table-cell table:formula="of:=[.D48]/[.D47]" office:value-type="float" office:value="1.24444444444444">
            <text:p>1,24</text:p>
          </table:table-cell>
          <table:table-cell table:formula="of:=[.E48]/[.E47]" office:value-type="float" office:value="1.24">
            <text:p>1,24</text:p>
          </table:table-cell>
          <table:table-cell table:formula="of:=[.F48]/[.F47]" office:value-type="float" office:value="1.26">
            <text:p>1,26</text:p>
          </table:table-cell>
          <table:table-cell table:formula="of:=[.G48]/[.G47]" office:value-type="float" office:value="1.24">
            <text:p>1,24</text:p>
          </table:table-cell>
          <table:table-cell/>
          <table:table-cell table:formula="of:=[.I48]/[.I47]" office:value-type="float" office:value="1.5">
            <text:p>1,5</text:p>
          </table:table-cell>
          <table:table-cell table:formula="of:=[.J48]/[.J47]" office:value-type="float" office:value="1.25">
            <text:p>1,25</text:p>
          </table:table-cell>
          <table:table-cell table:formula="of:=[.K48]/[.K47]" office:value-type="float" office:value="1.26">
            <text:p>1,26</text:p>
          </table:table-cell>
          <table:table-cell table:number-columns-repeated="7"/>
        </table:table-row>
        <table:table-row table:style-name="ro1">
          <table:table-cell/>
          <table:table-cell table:formula="of:=[.B49]/[.B48]" office:value-type="float" office:value="1.07692307692308">
            <text:p>1,08</text:p>
          </table:table-cell>
          <table:table-cell table:formula="of:=[.C49]/[.C48]" office:value-type="float" office:value="1.10526315789474">
            <text:p>1,11</text:p>
          </table:table-cell>
          <table:table-cell table:formula="of:=[.D49]/[.D48]" office:value-type="float" office:value="1.125">
            <text:p>1,13</text:p>
          </table:table-cell>
          <table:table-cell table:formula="of:=[.E49]/[.E48]" office:value-type="float" office:value="1.12903225806452">
            <text:p>1,13</text:p>
          </table:table-cell>
          <table:table-cell table:formula="of:=[.F49]/[.F48]" office:value-type="float" office:value="1.11111111111111">
            <text:p>1,11</text:p>
          </table:table-cell>
          <table:table-cell table:formula="of:=[.G49]/[.G48]" office:value-type="float" office:value="1.12903225806452">
            <text:p>1,13</text:p>
          </table:table-cell>
          <table:table-cell/>
          <table:table-cell table:formula="of:=[.I49]/[.I48]" office:value-type="float" office:value="1">
            <text:p>1</text:p>
          </table:table-cell>
          <table:table-cell table:formula="of:=[.J49]/[.J48]" office:value-type="float" office:value="1.12">
            <text:p>1,12</text:p>
          </table:table-cell>
          <table:table-cell table:formula="of:=[.K49]/[.K48]" office:value-type="float" office:value="1.11111111111111">
            <text:p>1,11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table:formula="of:=SUM([.B51:.B52])/2" office:value-type="float" office:value="1.18846153846154">
            <text:p>1,18846</text:p>
          </table:table-cell>
          <table:table-cell table:style-name="ce1" table:formula="of:=SUM([.C51:.C52])/2" office:value-type="float" office:value="1.1859649122807">
            <text:p>1,18596</text:p>
          </table:table-cell>
          <table:table-cell table:style-name="ce1" table:formula="of:=SUM([.D51:.D52])/2" office:value-type="float" office:value="1.18472222222222">
            <text:p>1,18472</text:p>
          </table:table-cell>
          <table:table-cell table:style-name="ce1" table:formula="of:=SUM([.E51:.E52])/2" office:value-type="float" office:value="1.18451612903226">
            <text:p>1,18452</text:p>
          </table:table-cell>
          <table:table-cell table:style-name="ce1" table:formula="of:=SUM([.F51:.F52])/2" office:value-type="float" office:value="1.18555555555556">
            <text:p>1,18556</text:p>
          </table:table-cell>
          <table:table-cell table:style-name="ce1" table:formula="of:=SUM([.G51:.G52])/2" office:value-type="float" office:value="1.18451612903226">
            <text:p>1,18452</text:p>
          </table:table-cell>
          <table:table-cell/>
          <table:table-cell table:style-name="ce1" table:formula="of:=SUM([.I51:.I52])/2" office:value-type="float" office:value="1.25">
            <text:p>1,25000</text:p>
          </table:table-cell>
          <table:table-cell table:style-name="ce1" table:formula="of:=SUM([.J51:.J52])/2" office:value-type="float" office:value="1.185">
            <text:p>1,18500</text:p>
          </table:table-cell>
          <table:table-cell table:style-name="ce1" table:formula="of:=SUM([.K51:.K52])/2" office:value-type="float" office:value="1.18555555555556">
            <text:p>1,18556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table:formula="of:=([.B54]+[.C54]+[.D54]+[.E54]+[.F54]+[.G54]+[.I54]+[.J54]+[.K54])/9" office:value-type="float" office:value="1.19269911579334">
            <text:p>1,1927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.2041">
            <text:p>1,2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10">
            <text:p>10,00000</text:p>
          </table:table-cell>
          <table:table-cell table:style-name="ce1" office:value-type="float" office:value="15">
            <text:p>15,00000</text:p>
          </table:table-cell>
          <table:table-cell table:style-name="ce1" office:value-type="float" office:value="45">
            <text:p>45,00000</text:p>
          </table:table-cell>
          <table:table-cell table:style-name="ce1" office:value-type="float" office:value="25">
            <text:p>25,00000</text:p>
          </table:table-cell>
          <table:table-cell table:style-name="ce1" office:value-type="float" office:value="50">
            <text:p>50,00000</text:p>
          </table:table-cell>
          <table:table-cell table:style-name="ce1" office:value-type="float" office:value="25">
            <text:p>25,00000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table:style-name="ce1" table:formula="of:=[.B59]*1.25" office:value-type="float" office:value="12.5">
            <text:p>12,50000</text:p>
          </table:table-cell>
          <table:table-cell table:style-name="ce1" table:formula="of:=[.C59]*1.25" office:value-type="float" office:value="18.75">
            <text:p>18,75000</text:p>
          </table:table-cell>
          <table:table-cell table:style-name="ce1" table:formula="of:=[.D59]*1.25" office:value-type="float" office:value="56.25">
            <text:p>56,25000</text:p>
          </table:table-cell>
          <table:table-cell table:style-name="ce1" table:formula="of:=[.E59]*1.25" office:value-type="float" office:value="31.25">
            <text:p>31,25000</text:p>
          </table:table-cell>
          <table:table-cell table:style-name="ce1" table:formula="of:=[.F59]*1.25" office:value-type="float" office:value="62.5">
            <text:p>62,50000</text:p>
          </table:table-cell>
          <table:table-cell table:style-name="ce1" table:formula="of:=[.G59]*1.25" office:value-type="float" office:value="31.25">
            <text:p>31,25000</text:p>
          </table:table-cell>
          <table:table-cell table:style-name="ce1" table:formula="of:=[.H59]*1.25" office:value-type="float" office:value="0">
            <text:p>0,00000</text:p>
          </table:table-cell>
          <table:table-cell table:style-name="ce1" table:formula="of:=[.I59]*1.25" office:value-type="float" office:value="2.5">
            <text:p>2,50000</text:p>
          </table:table-cell>
          <table:table-cell table:style-name="ce1" table:formula="of:=[.J59]*1.25" office:value-type="float" office:value="25">
            <text:p>25,00000</text:p>
          </table:table-cell>
          <table:table-cell table:style-name="ce1" table:formula="of:=[.K59]*1.25" office:value-type="float" office:value="62.5">
            <text:p>62,50000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table:style-name="ce1" table:formula="of:=[.B59]*1.4" office:value-type="float" office:value="14">
            <text:p>14,00000</text:p>
          </table:table-cell>
          <table:table-cell table:style-name="ce1" table:formula="of:=[.C59]*1.4" office:value-type="float" office:value="21">
            <text:p>21,00000</text:p>
          </table:table-cell>
          <table:table-cell table:style-name="ce1" table:formula="of:=[.D59]*1.4" office:value-type="float" office:value="63">
            <text:p>63,00000</text:p>
          </table:table-cell>
          <table:table-cell table:style-name="ce1" table:formula="of:=[.E59]*1.4" office:value-type="float" office:value="35">
            <text:p>35,00000</text:p>
          </table:table-cell>
          <table:table-cell table:style-name="ce1" table:formula="of:=[.F59]*1.4" office:value-type="float" office:value="70">
            <text:p>70,00000</text:p>
          </table:table-cell>
          <table:table-cell table:style-name="ce1" table:formula="of:=[.G59]*1.4" office:value-type="float" office:value="35">
            <text:p>35,00000</text:p>
          </table:table-cell>
          <table:table-cell table:style-name="ce1" table:formula="of:=[.H59]*1.4" office:value-type="float" office:value="0">
            <text:p>0,00000</text:p>
          </table:table-cell>
          <table:table-cell table:style-name="ce1" table:formula="of:=[.I59]*1.4" office:value-type="float" office:value="2.8">
            <text:p>2,80000</text:p>
          </table:table-cell>
          <table:table-cell table:style-name="ce1" table:formula="of:=[.J59]*1.4" office:value-type="float" office:value="28">
            <text:p>28,00000</text:p>
          </table:table-cell>
          <table:table-cell table:style-name="ce1" table:formula="of:=[.K59]*1.4" office:value-type="float" office:value="70">
            <text:p>70,00000</text:p>
          </table:table-cell>
          <table:table-cell table:number-columns-repeated="7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de" style:country-asian="DE" style:font-size-complex="24pt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5" number:min-integer-digits="1"/>
    </number:number-style>
    <number:number-style style:name="N109">
      <number:number number:decimal-places="10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27">27.07.2009</text:date>, <text:time>15:45:3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creation-date>2009-07-26T10:48:42</meta:creation-date>
    <dc:date>2009-07-27T15:45:31.01</dc:date>
    <dc:language>de-DE</dc:language>
    <meta:editing-cycles>3</meta:editing-cycles>
    <meta:editing-duration>PT09H52M15S</meta:editing-duration>
    <meta:document-statistic meta:table-count="3" meta:cell-count="446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23.7999992370605pt" style:font-family-asian="'Arial Unicode MS'" style:font-family-generic-asian="system" style:font-pitch-asian="variable" style:font-size-asian="23.7999992370605pt" style:font-family-complex="Tahoma" style:font-family-generic-complex="system" style:font-pitch-complex="variable" style:font-size-complex="23.7999992370605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11pt" style:font-family-asian="'Arial Unicode MS'" style:font-family-generic-asian="system" style:font-pitch-asian="variable" style:font-size-asian="11pt" style:font-family-complex="Tahoma" style:font-family-generic-complex="system" style:font-pitch-complex="variable" style:font-size-complex="11pt"/>
    </style:style>
    <style:style style:name="ch4" style:family="chart">
      <style:chart-properties chart:connect-bars="false" chart:spline-order="3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8000001907349pt" style:font-family-asian="'Arial Unicode MS'" style:font-family-generic-asian="system" style:font-pitch-asian="variable" style:font-size-asian="12.8000001907349pt" style:font-family-complex="Tahoma" style:font-family-generic-complex="system" style:font-pitch-complex="variable" style:font-size-complex="12.8000001907349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8000001907349pt" style:font-family-asian="'Arial Unicode MS'" style:font-family-generic-asian="system" style:font-pitch-asian="variable" style:font-size-asian="12.8000001907349pt" style:font-family-complex="Tahoma" style:font-family-generic-complex="system" style:font-pitch-complex="variable" style:font-size-complex="12.8000001907349pt"/>
    </style:style>
    <style:style style:name="ch7" style:family="chart">
      <style:chart-properties chart:symbol-type="none"/>
      <style:graphic-properties svg:stroke-color="#9999ff" draw:fill-color="#9999ff"/>
      <style:text-properties fo:font-family="Arial" style:font-family-generic="swiss" style:font-pitch="variable" fo:font-size="11pt" style:font-family-asian="'Arial Unicode MS'" style:font-family-generic-asian="system" style:font-pitch-asian="variable" style:font-size-asian="11pt" style:font-family-complex="Tahoma" style:font-family-generic-complex="system" style:font-pitch-complex="variable" style:font-size-complex="11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2.91cm" svg:height="12.807cm" chart:class="chart:line" chart:style-name="ch1">
        <chart:title svg:x="4.693cm" svg:y="0.257cm" chart:style-name="ch2">
          <text:p>Haupttitel</text:p>
        </chart:title>
        <chart:legend chart:legend-position="end" svg:x="10.392cm" svg:y="6.049cm" chart:style-name="ch3"/>
        <chart:plot-area chart:style-name="ch4" table:cell-range-address="Tabelle1.J7:Tabelle1.J35 Tabelle1.M7:Tabelle1.M35" chart:data-source-has-labels="column" svg:x="0.258cm" svg:y="1.72cm" svg:width="9.619cm" svg:height="10.83cm">
          <chart:axis chart:dimension="x" chart:name="primary-x" chart:style-name="ch5">
            <chart:categories table:cell-range-address="Tabelle1.J7:Tabelle1.J35"/>
          </chart:axis>
          <chart:axis chart:dimension="y" chart:name="primary-y" chart:style-name="ch6">
            <chart:grid chart:class="major"/>
          </chart:axis>
          <chart:series chart:style-name="ch7" chart:values-cell-range-address="Tabelle1.M7:Tabelle1.M35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M</text:p>
              </table:table-cell>
            </table:table-row>
          </table:table-header-rows>
          <table:table-rows>
            <table:table-row>
              <table:table-cell office:value-type="string">
                <text:p text:id="Tabelle1.J7:Tabelle1.J35">2</text:p>
              </table:table-cell>
              <table:table-cell office:value-type="float" office:value="6">
                <text:p text:id="Tabelle1.M7:Tabelle1.M35"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